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8pt"/>
    </style:style>
    <style:style style:name="co2" style:family="table-column">
      <style:table-column-properties fo:break-before="auto" style:column-width="265pt"/>
    </style:style>
    <style:style style:name="co3" style:family="table-column">
      <style:table-column-properties fo:break-before="auto" style:column-width="10pt"/>
    </style:style>
    <style:style style:name="co4" style:family="table-column">
      <style:table-column-properties fo:break-before="auto" style:column-width="121pt"/>
    </style:style>
    <style:style style:name="co5" style:family="table-column">
      <style:table-column-properties fo:break-before="auto" style:column-width="99pt"/>
    </style:style>
    <style:style style:name="co6" style:family="table-column">
      <style:table-column-properties fo:break-before="auto" style:column-width="12pt"/>
    </style:style>
    <style:style style:name="co7" style:family="table-column">
      <style:table-column-properties fo:break-before="auto" style:column-width="167pt"/>
    </style:style>
    <style:style style:name="co8" style:family="table-column">
      <style:table-column-properties fo:break-before="auto" style:column-width="40pt"/>
    </style:style>
    <style:style style:name="co9" style:family="table-column">
      <style:table-column-properties fo:break-before="auto" style:column-width="64pt"/>
    </style:style>
    <style:style style:name="ro1" style:family="table-row">
      <style:table-row-properties fo:break-before="auto" style:row-height="12pt"/>
    </style:style>
    <style:style style:name="ro2" style:family="table-row">
      <style:table-row-properties fo:break-before="auto" style:row-height="9pt"/>
    </style:style>
    <style:style style:name="ro3" style:family="table-row">
      <style:table-row-properties fo:break-before="auto" style:row-height="11pt"/>
    </style:style>
    <style:style style:name="ce1" style:family="table-cell"/>
    <style:style style:name="ce2" style:family="table-cell">
      <style:table-cell-properties fo:background-color="#ff9966" style:vertical-align="middle"/>
      <style:text-properties fo:color="#000000" fo:font-size="10pt"/>
    </style:style>
    <style:style style:name="ce3" style:family="table-cell">
      <style:table-cell-properties fo:background-color="#e6e6e6" style:cell-protect="protected" style:vertical-align="middle"/>
      <style:text-properties fo:color="#000000" fo:font-family="Bitstream Vera Sans" fo:font-size="10pt"/>
    </style:style>
    <style:style style:name="ce4" style:family="table-cell">
      <style:table-cell-properties fo:background-color="#e6e6e6"/>
    </style:style>
    <style:style style:name="ce5" style:family="table-cell">
      <style:table-cell-properties fo:background-color="#ffffff" style:cell-protect="protected" style:vertical-align="middle"/>
      <style:text-properties fo:color="#000000" fo:font-family="Bitstream Vera Sans" fo:font-size="7pt"/>
    </style:style>
    <style:style style:name="ce6" style:family="table-cell">
      <style:table-cell-properties fo:background-color="#ff9966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vertical-align="middle"/>
      <style:text-properties fo:color="#000000" fo:font-family="Bitstream Vera Sans" fo:font-size="7pt"/>
    </style:style>
    <style:style style:name="ce8" style:family="table-cell">
      <style:table-cell-properties fo:background-color="#ffff99" style:cell-protect="protected" style:vertical-align="middle"/>
      <style:text-properties fo:color="#000000" fo:font-family="Bitstream Vera Sans" fo:font-size="10pt"/>
    </style:style>
    <style:style style:name="ce9" style:family="table-cell">
      <style:table-cell-properties fo:background-color="#00ae00" style:cell-protect="protected" style:vertical-align="middle"/>
      <style:text-properties fo:color="#000000" fo:font-family="Bitstream Vera Sans" fo:font-size="10pt"/>
    </style:style>
    <style:style style:name="ce10" style:family="table-cell">
      <style:table-cell-properties fo:background-color="#ff9966" style:cell-protect="protected" style:vertical-align="middle"/>
      <style:text-properties fo:color="#000000" fo:font-family="Bitstream Vera Sans" fo:font-size="7pt"/>
    </style:style>
    <style:style style:name="ce11" style:family="table-cell">
      <style:table-cell-properties style:vertical-align="middle"/>
    </style:style>
    <style:style style:name="ce12" style:family="table-cell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1" table:number-columns-repeated="2"/>
        <table:table-column table:style-name="co2" table:default-cell-style-name="ce1"/>
        <table:table-column table:style-name="co1" table:default-cell-style-name="ce2"/>
        <table:table-column table:style-name="co3" table:default-cell-style-name="ce1"/>
        <table:table-column table:style-name="co4" table:default-cell-style-name="ce1" table:number-columns-repeated="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 table:number-columns-repeated="245"/>
        <table:table-row table:style-name="ro1">
          <table:table-cell office:value-type="string" office:string-value="Standard Name" table:style-name="ce3">
            <text:p>Standard Name</text:p>
          </table:table-cell>
          <table:table-cell office:value-type="string" office:string-value="Current Name" table:style-name="ce3">
            <text:p>Current Name</text:p>
          </table:table-cell>
          <table:table-cell office:value-type="string" office:string-value="Usage" table:style-name="ce3">
            <text:p>Usage</text:p>
          </table:table-cell>
          <table:table-cell office:value-type="string" office:string-value="Status" table:style-name="ce3">
            <text:p>Status</text:p>
          </table:table-cell>
          <table:table-cell table:style-name="ce4"/>
          <table:table-cell office:value-type="string" office:string-value="Comments" table:style-name="ce3">
            <text:p>Comments</text:p>
          </table:table-cell>
          <table:table-cell office:value-type="string" office:string-value="Assigned Artist" table:style-name="ce3">
            <text:p>Assigned Artist</text:p>
          </table:table-cell>
          <table:table-cell office:value-type="string" office:string-value="Signing Artist" table:style-name="ce3">
            <text:p>Signing Artist</text:p>
          </table:table-cell>
          <table:table-cell table:style-name="ce4"/>
          <table:table-cell office:value-type="string" office:string-value="Statuses" table:style-name="ce3">
            <text:p>Statuses</text:p>
          </table:table-cell>
          <table:table-cell table:style-name="ce4" table:number-columns-repeated="246"/>
        </table:table-row>
        <table:table-row table:style-name="ro1">
          <table:table-cell/>
          <table:table-cell office:value-type="string" office:string-value="showmenu" table:style-name="ce5">
            <text:p>showmenu</text:p>
          </table:table-cell>
          <table:table-cell office:value-type="string" office:string-value="showMenuBar action" table:style-name="ce5">
            <text:p>showMenuBar action</text:p>
          </table:table-cell>
          <table:table-cell office:value-type="string" office:string-value="approval" table:style-name="ce6">
            <text:p>approval</text:p>
          </table:table-cell>
          <table:table-cell/>
          <table:table-cell/>
          <table:table-cell office:value-type="string" office:string-value="pinheiro" table:style-name="ce7">
            <text:p>pinheiro</text:p>
          </table:table-cell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blank: not in theme" table:style-name="ce5">
            <text:p>blank: not in theme</text:p>
          </table:table-cell>
          <table:table-cell office:value-type="float" office:value="36" table:formula="=COUNTIF([.E2]:[.E154];0)">
            <text:p>36</text:p>
          </table:table-cell>
          <table:table-cell/>
        </table:table-row>
        <table:table-row table:style-name="ro1">
          <table:table-cell/>
          <table:table-cell office:value-type="string" office:string-value="window_fullscreen" table:style-name="ce5">
            <text:p>window_fullscreen</text:p>
          </table:table-cell>
          <table:table-cell office:value-type="string" office:string-value="full screen action" table:style-name="ce5">
            <text:p>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];&quot;approval&quot;);0;IF(EXACT([.D3];&quot;draft&quot;);1;IF(EXACT([.D3];&quot;approval&quot;);2;IF(EXACT([.D3];&quot;final&quot;);3;0))))">
            <text:p>2</text:p>
          </table:table-cell>
          <table:table-cell table:number-columns-repeated="3"/>
          <table:table-cell/>
          <table:table-cell office:value-type="string" office:string-value="draft: pre-approval" table:style-name="ce8">
            <text:p>draft: pre-approval</text:p>
          </table:table-cell>
          <table:table-cell office:value-type="float" office:value="5" table:formula="=COUNTIF([.E2]:[.E154];1)">
            <text:p>5</text:p>
          </table:table-cell>
          <table:table-cell/>
        </table:table-row>
        <table:table-row table:style-name="ro1">
          <table:table-cell/>
          <table:table-cell office:value-type="string" office:string-value="window_nofullscreen" table:style-name="ce5">
            <text:p>window_nofullscreen</text:p>
          </table:table-cell>
          <table:table-cell office:value-type="string" office:string-value="de-full screen action" table:style-name="ce5">
            <text:p>de-full scre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];&quot;approval&quot;);0;IF(EXACT([.D4];&quot;draft&quot;);1;IF(EXACT([.D4];&quot;approval&quot;);2;IF(EXACT([.D4];&quot;final&quot;);3;0))))">
            <text:p>2</text:p>
          </table:table-cell>
          <table:table-cell table:number-columns-repeated="3"/>
          <table:table-cell/>
          <table:table-cell office:value-type="string" office:string-value="approval: needs approval" table:style-name="ce6">
            <text:p>approval: needs approval</text:p>
          </table:table-cell>
          <table:table-cell office:value-type="float" office:value="110" table:formula="=COUNTIF([.E2]:[.E154];2)">
            <text:p>110</text:p>
          </table:table-cell>
          <table:table-cell/>
        </table:table-row>
        <table:table-row table:style-name="ro1">
          <table:table-cell/>
          <table:table-cell office:value-type="string" office:string-value="colorpicker" table:style-name="ce5">
            <text:p>colorpicker</text:p>
          </table:table-cell>
          <table:table-cell office:value-type="string" office:string-value="color dialog button" table:style-name="ce5">
            <text:p>color dialog button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5];&quot;approval&quot;);0;IF(EXACT([.D5];&quot;draft&quot;);1;IF(EXACT([.D5];&quot;approval&quot;);2;IF(EXACT([.D5];&quot;final&quot;);3;0))))">
            <text:p>1</text:p>
          </table:table-cell>
          <table:table-cell office:value-type="string" office:string-value="think it can be set as final " table:style-name="ce7">
            <text:p>think it can be set as final </text:p>
          </table:table-cell>
          <table:table-cell/>
          <table:table-cell office:value-type="string" office:string-value="pinheiro" table:style-name="ce7">
            <text:p>pinheiro</text:p>
          </table:table-cell>
          <table:table-cell/>
          <table:table-cell office:value-type="string" office:string-value="final" table:style-name="ce9">
            <text:p>final</text:p>
          </table:table-cell>
          <table:table-cell office:value-type="float" office:value="1" table:formula="=COUNTIF([.E2]:[.E154];3)">
            <text:p>1</text:p>
          </table:table-cell>
          <table:table-cell/>
        </table:table-row>
        <table:table-row table:style-name="ro2">
          <table:table-cell/>
          <table:table-cell office:value-type="string" office:string-value="up" table:style-name="ce5">
            <text:p>up</text:p>
          </table:table-cell>
          <table:table-cell office:value-type="string" office:string-value="toolbar editor, action selector dialog, kate, kprinter" table:style-name="ce5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];&quot;approval&quot;);0;IF(EXACT([.D6];&quot;draft&quot;);1;IF(EXACT([.D6];&quot;approval&quot;);2;IF(EXACT([.D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down" table:style-name="ce5">
            <text:p>down</text:p>
          </table:table-cell>
          <table:table-cell office:value-type="string" office:string-value="toolbar editor, action selector dialog, kate, kprinter" table:style-name="ce7">
            <text:p>toolbar editor, action selector dialog, 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];&quot;approval&quot;);0;IF(EXACT([.D7];&quot;draft&quot;);1;IF(EXACT([.D7];&quot;approval&quot;);2;IF(EXACT([.D7];&quot;final&quot;);3;0))))">
            <text:p>2</text:p>
          </table:table-cell>
          <table:table-cell table:number-columns-repeated="3"/>
          <table:table-cell/>
          <table:table-cell office:value-type="string" office:string-value="Standard names" table:style-name="ce5">
            <text:p>Standard names</text:p>
          </table:table-cell>
          <table:table-cell office:value-type="float" office:value="0" table:formula="=153-COUNTBLANK([.A2]:[.A154])">
            <text:p>0</text:p>
          </table:table-cell>
          <table:table-cell/>
        </table:table-row>
        <table:table-row table:style-name="ro2">
          <table:table-cell/>
          <table:table-cell office:value-type="string" office:string-value="back" table:style-name="ce5">
            <text:p>back</text:p>
          </table:table-cell>
          <table:table-cell office:value-type="string" office:string-value="back action, toolbar editor, action selector, kde print" table:style-name="ce5">
            <text:p>back action, toolbar editor, action selector, kde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];&quot;approval&quot;);0;IF(EXACT([.D8];&quot;draft&quot;);1;IF(EXACT([.D8];&quot;approval&quot;);2;IF(EXACT([.D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forward" table:style-name="ce5">
            <text:p>forward</text:p>
          </table:table-cell>
          <table:table-cell office:value-type="string" office:string-value="forward action, toolbar editor, action selector, kdeprint" table:style-name="ce5">
            <text:p>forward action, toolbar editor, action selector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];&quot;approval&quot;);0;IF(EXACT([.D9];&quot;draft&quot;);1;IF(EXACT([.D9];&quot;approval&quot;);2;IF(EXACT([.D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xample" table:style-name="ce5">
            <text:p>example</text:p>
          </table:table-cell>
          <table:table-cell office:value-type="string" office:string-value="overlay, none by default" table:style-name="ce5">
            <text:p>overlay, none by default</text:p>
          </table:table-cell>
          <table:table-cell table:style-name="ce1"/>
          <table:table-cell office:value-type="float" office:value="0" table:formula="=IF(ISBLANK([.D10];&quot;approval&quot;);0;IF(EXACT([.D10];&quot;draft&quot;);1;IF(EXACT([.D10];&quot;approval&quot;);2;IF(EXACT([.D10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screenshot" table:style-name="ce5">
            <text:p>screenshot</text:p>
          </table:table-cell>
          <table:table-cell office:value-type="string" office:string-value="screenshot overlay, none by default" table:style-name="ce5">
            <text:p>screenshot overlay, none by default</text:p>
          </table:table-cell>
          <table:table-cell table:style-name="ce1"/>
          <table:table-cell office:value-type="float" office:value="0" table:formula="=IF(ISBLANK([.D11];&quot;approval&quot;);0;IF(EXACT([.D11];&quot;draft&quot;);1;IF(EXACT([.D11];&quot;approval&quot;);2;IF(EXACT([.D11];&quot;final&quot;);3;0))))">
            <text:p>0</text:p>
          </table:table-cell>
          <table:table-cell office:value-type="string" office:string-value="were can i find info about this ones" table:style-name="ce7">
            <text:p>were can i find info about this ones</text:p>
          </table:table-cell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link" table:style-name="ce5">
            <text:p>link</text:p>
          </table:table-cell>
          <table:table-cell office:value-type="string" office:string-value="link overlay" table:style-name="ce5">
            <text:p>link overlay</text:p>
          </table:table-cell>
          <table:table-cell office:value-type="string" office:string-value="final" table:style-name="ce9">
            <text:p>final</text:p>
          </table:table-cell>
          <table:table-cell office:value-type="float" office:value="3" table:formula="=IF(ISBLANK([.D12];&quot;approval&quot;);0;IF(EXACT([.D12];&quot;draft&quot;);1;IF(EXACT([.D12];&quot;approval&quot;);2;IF(EXACT([.D12];&quot;final&quot;);3;0))))">
            <text:p>3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zip" table:style-name="ce5">
            <text:p>zip</text:p>
          </table:table-cell>
          <table:table-cell office:value-type="string" office:string-value="zip overlay" table:style-name="ce5">
            <text:p>zip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];&quot;approval&quot;);0;IF(EXACT([.D13];&quot;draft&quot;);1;IF(EXACT([.D13];&quot;approval&quot;);2;IF(EXACT([.D13];&quot;final&quot;);3;0))))">
            <text:p>2</text:p>
          </table:table-cell>
          <table:table-cell/>
          <table:table-cell office:value-type="string" office:string-value="Wimer" table:style-name="ce5">
            <text:p>Wimer</text:p>
          </table:table-cell>
          <table:table-cell/>
        </table:table-row>
        <table:table-row table:style-name="ro2">
          <table:table-cell/>
          <table:table-cell office:value-type="string" office:string-value="share" table:style-name="ce5">
            <text:p>share</text:p>
          </table:table-cell>
          <table:table-cell office:value-type="string" office:string-value="share overlay" table:style-name="ce5">
            <text:p>share overlay</text:p>
          </table:table-cell>
          <table:table-cell table:style-name="ce1"/>
          <table:table-cell office:value-type="float" office:value="0" table:formula="=IF(ISBLANK([.D14];&quot;approval&quot;);0;IF(EXACT([.D14];&quot;draft&quot;);1;IF(EXACT([.D14];&quot;approval&quot;);2;IF(EXACT([.D14];&quot;final&quot;);3;0))))">
            <text:p>0</text:p>
          </table:table-cell>
          <table:table-cell/>
          <table:table-cell office:value-type="string" office:string-value="Vignoni" table:style-name="ce5">
            <text:p>Vignoni</text:p>
          </table:table-cell>
          <table:table-cell/>
        </table:table-row>
        <table:table-row table:style-name="ro2">
          <table:table-cell/>
          <table:table-cell office:value-type="string" office:string-value="undo" table:style-name="ce5">
            <text:p>undo</text:p>
          </table:table-cell>
          <table:table-cell office:value-type="string" office:string-value="undo/redo action, text edit context menus, redo stack" table:style-name="ce5">
            <text:p>undo/redo action, text edit context menus, redo stack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];&quot;approval&quot;);0;IF(EXACT([.D15];&quot;draft&quot;);1;IF(EXACT([.D15];&quot;approval&quot;);2;IF(EXACT([.D1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edo" table:style-name="ce5">
            <text:p>redo</text:p>
          </table:table-cell>
          <table:table-cell office:value-type="string" office:string-value="undo/redo action, text edit ctx menus, redo stack, print job mgr" table:style-name="ce5">
            <text:p>undo/redo action, text edit ctx menus, redo stack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6];&quot;approval&quot;);0;IF(EXACT([.D16];&quot;draft&quot;);1;IF(EXACT([.D16];&quot;approval&quot;);2;IF(EXACT([.D1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ut" table:style-name="ce5">
            <text:p>editcut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7];&quot;approval&quot;);0;IF(EXACT([.D17];&quot;draft&quot;);1;IF(EXACT([.D17];&quot;approval&quot;);2;IF(EXACT([.D17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opy" table:style-name="ce5">
            <text:p>editcopy</text:p>
          </table:table-cell>
          <table:table-cell office:value-type="string" office:string-value="text edit context menus, kate, kdeprint" table:style-name="ce5">
            <text:p>text edit context menus, kate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8];&quot;approval&quot;);0;IF(EXACT([.D18];&quot;draft&quot;);1;IF(EXACT([.D18];&quot;approval&quot;);2;IF(EXACT([.D18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paste" table:style-name="ce5">
            <text:p>editpaste</text:p>
          </table:table-cell>
          <table:table-cell office:value-type="string" office:string-value="text edit context menus, kdeprint" table:style-name="ce5">
            <text:p>text edit context menus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9];&quot;approval&quot;);0;IF(EXACT([.D19];&quot;draft&quot;);1;IF(EXACT([.D19];&quot;approval&quot;);2;IF(EXACT([.D1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editclear" table:style-name="ce5">
            <text:p>editclear</text:p>
          </table:table-cell>
          <table:table-cell office:value-type="string" office:string-value="text edit context menus" table:style-name="ce5">
            <text:p>text edit context menu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0];&quot;approval&quot;);0;IF(EXACT([.D20];&quot;draft&quot;);1;IF(EXACT([.D20];&quot;approval&quot;);2;IF(EXACT([.D2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messagebox_info" table:style-name="ce5">
            <text:p>messagebox_info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1];&quot;approval&quot;);0;IF(EXACT([.D21];&quot;draft&quot;);1;IF(EXACT([.D21];&quot;approval&quot;);2;IF(EXACT([.D21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warning" table:style-name="ce5">
            <text:p>messagebox_warning</text:p>
          </table:table-cell>
          <table:table-cell office:value-type="string" office:string-value="passive popups" table:style-name="ce5">
            <text:p>passive popup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2];&quot;approval&quot;);0;IF(EXACT([.D22];&quot;draft&quot;);1;IF(EXACT([.D22];&quot;approval&quot;);2;IF(EXACT([.D22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messagebox_critical" table:style-name="ce5">
            <text:p>messagebox_critical</text:p>
          </table:table-cell>
          <table:table-cell office:value-type="string" office:string-value="passive popups, kjs debugger" table:style-name="ce5">
            <text:p>passive popups, kjs debugg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3];&quot;approval&quot;);0;IF(EXACT([.D23];&quot;draft&quot;);1;IF(EXACT([.D23];&quot;approval&quot;);2;IF(EXACT([.D2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history_clear" table:style-name="ce5">
            <text:p>history_clear</text:p>
          </table:table-cell>
          <table:table-cell office:value-type="string" office:string-value="combobox context menu, html forms" table:style-name="ce5">
            <text:p>combobox context menu, html form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4];&quot;approval&quot;);0;IF(EXACT([.D24];&quot;draft&quot;);1;IF(EXACT([.D24];&quot;approval&quot;);2;IF(EXACT([.D2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today" table:style-name="ce5">
            <text:p>today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25];&quot;approval&quot;);0;IF(EXACT([.D25];&quot;draft&quot;);1;IF(EXACT([.D25];&quot;approval&quot;);2;IF(EXACT([.D2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2leftarrow" table:style-name="ce5">
            <text:p>2lef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6];&quot;approval&quot;);0;IF(EXACT([.D26];&quot;draft&quot;);1;IF(EXACT([.D26];&quot;approval&quot;);2;IF(EXACT([.D26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2rightarrow" table:style-name="ce5">
            <text:p>2rightarrow</text:p>
          </table:table-cell>
          <table:table-cell office:value-type="string" office:string-value="datepicker" table:style-name="ce5">
            <text:p>datepicker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7];&quot;approval&quot;);0;IF(EXACT([.D27];&quot;draft&quot;);1;IF(EXACT([.D27];&quot;approval&quot;);2;IF(EXACT([.D27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leftarrow" table:style-name="ce5">
            <text:p>1lef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8];&quot;approval&quot;);0;IF(EXACT([.D28];&quot;draft&quot;);1;IF(EXACT([.D28];&quot;approval&quot;);2;IF(EXACT([.D28];&quot;final&quot;);3;0))))">
            <text:p>1</text:p>
          </table:table-cell>
          <table:table-cell/>
        </table:table-row>
        <table:table-row table:style-name="ro1">
          <table:table-cell/>
          <table:table-cell office:value-type="string" office:string-value="1rightarrow" table:style-name="ce5">
            <text:p>1rightarrow</text:p>
          </table:table-cell>
          <table:table-cell office:value-type="string" office:string-value="datepicker, html" table:style-name="ce5">
            <text:p>datepicker, html</text:p>
          </table:table-cell>
          <table:table-cell office:value-type="string" office:string-value="draft" table:style-name="ce8">
            <text:p>draft</text:p>
          </table:table-cell>
          <table:table-cell office:value-type="float" office:value="1" table:formula="=IF(ISBLANK([.D29];&quot;approval&quot;);0;IF(EXACT([.D29];&quot;draft&quot;);1;IF(EXACT([.D29];&quot;approval&quot;);2;IF(EXACT([.D29];&quot;final&quot;);3;0))))">
            <text:p>1</text:p>
          </table:table-cell>
          <table:table-cell/>
        </table:table-row>
        <table:table-row table:style-name="ro2">
          <table:table-cell/>
          <table:table-cell office:value-type="string" office:string-value="contents" table:style-name="ce5">
            <text:p>contents</text:p>
          </table:table-cell>
          <table:table-cell office:value-type="string" office:string-value="help menu, printer config" table:style-name="ce5">
            <text:p>help menu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0];&quot;approval&quot;);0;IF(EXACT([.D30];&quot;draft&quot;);1;IF(EXACT([.D30];&quot;approval&quot;);2;IF(EXACT([.D3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help menu" table:style-name="ce5">
            <text:p>help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1];&quot;approval&quot;);0;IF(EXACT([.D31];&quot;draft&quot;);1;IF(EXACT([.D31];&quot;approval&quot;);2;IF(EXACT([.D3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about_kde" table:style-name="ce5">
            <text:p>about_kde</text:p>
          </table:table-cell>
          <table:table-cell office:value-type="string" office:string-value="help menu" table:style-name="ce5">
            <text:p>help menu</text:p>
          </table:table-cell>
          <table:table-cell table:style-name="ce1"/>
          <table:table-cell office:value-type="float" office:value="0" table:formula="=IF(ISBLANK([.D32];&quot;approval&quot;);0;IF(EXACT([.D32];&quot;draft&quot;);1;IF(EXACT([.D32];&quot;approval&quot;);2;IF(EXACT([.D32];&quot;final&quot;);3;0))))">
            <text:p>0</text:p>
          </table:table-cell>
          <table:table-cell/>
        </table:table-row>
        <table:table-row table:style-name="ro3">
          <table:table-cell/>
          <table:table-cell office:value-type="string" office:string-value="completion" table:style-name="ce5">
            <text:p>completion</text:p>
          </table:table-cell>
          <table:table-cell office:value-type="string" office:string-value="line edits context menu" table:style-name="ce5">
            <text:p>line edits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3];&quot;approval&quot;);0;IF(EXACT([.D33];&quot;draft&quot;);1;IF(EXACT([.D33];&quot;approval&quot;);2;IF(EXACT([.D33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rotate_cw" table:style-name="ce5">
            <text:p>rotate_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4];&quot;approval&quot;);0;IF(EXACT([.D34];&quot;draft&quot;);1;IF(EXACT([.D34];&quot;approval&quot;);2;IF(EXACT([.D34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rotate_ccw" table:style-name="ce5">
            <text:p>rotate_ccw</text:p>
          </table:table-cell>
          <table:table-cell office:value-type="string" office:string-value="pixmap region selector" table:style-name="ce5">
            <text:p>pixmap region selecto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5];&quot;approval&quot;);0;IF(EXACT([.D35];&quot;draft&quot;);1;IF(EXACT([.D35];&quot;approval&quot;);2;IF(EXACT([.D35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pellcheck" table:style-name="ce5">
            <text:p>spellcheck</text:p>
          </table:table-cell>
          <table:table-cell office:value-type="string" office:string-value="text box context menu, kate, spell check action" table:style-name="ce5">
            <text:p>text box context menu, kate, spell chec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6];&quot;approval&quot;);0;IF(EXACT([.D36];&quot;draft&quot;);1;IF(EXACT([.D36];&quot;approval&quot;);2;IF(EXACT([.D36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lock" table:style-name="ce5">
            <text:p>lock</text:p>
          </table:table-cell>
          <table:table-cell office:value-type="string" office:string-value="toolbar context menu, lock overlay" table:style-name="ce5">
            <text:p>toolbar context menu, lock overlay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7];&quot;approval&quot;);0;IF(EXACT([.D37];&quot;draft&quot;);1;IF(EXACT([.D37];&quot;approval&quot;);2;IF(EXACT([.D37];&quot;final&quot;);3;0))))">
            <text:p>2</text:p>
          </table:table-cell>
          <table:table-cell/>
        </table:table-row>
        <table:table-row table:style-name="ro3">
          <table:table-cell/>
          <table:table-cell office:value-type="string" office:string-value="unlock" table:style-name="ce5">
            <text:p>unlock</text:p>
          </table:table-cell>
          <table:table-cell office:value-type="string" office:string-value="toolbar context menu" table:style-name="ce5">
            <text:p>toolbar context menu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38];&quot;approval&quot;);0;IF(EXACT([.D38];&quot;draft&quot;);1;IF(EXACT([.D38];&quot;approval&quot;);2;IF(EXACT([.D38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2">
          <table:table-cell/>
          <table:table-cell office:value-type="string" office:string-value="next" table:style-name="ce5">
            <text:p>next</text:p>
          </table:table-cell>
          <table:table-cell office:value-type="string" office:string-value="next action, kate" table:style-name="ce5">
            <text:p>next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39];&quot;approval&quot;);0;IF(EXACT([.D39];&quot;draft&quot;);1;IF(EXACT([.D39];&quot;approval&quot;);2;IF(EXACT([.D39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previous" table:style-name="ce5">
            <text:p>previous</text:p>
          </table:table-cell>
          <table:table-cell office:value-type="string" office:string-value="previous action, kate" table:style-name="ce5">
            <text:p>previous action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0];&quot;approval&quot;);0;IF(EXACT([.D40];&quot;draft&quot;);1;IF(EXACT([.D40];&quot;approval&quot;);2;IF(EXACT([.D40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js debugger, print preview, print job mgr" table:style-name="ce5">
            <text:p>kjs debugger, 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1];&quot;approval&quot;);0;IF(EXACT([.D41];&quot;draft&quot;);1;IF(EXACT([.D41];&quot;approval&quot;);2;IF(EXACT([.D41];&quot;final&quot;);3;0))))">
            <text:p>2</text:p>
          </table:table-cell>
          <table:table-cell/>
        </table:table-row>
        <table:table-row table:style-name="ro2">
          <table:table-cell/>
          <table:table-cell office:value-type="string" office:string-value="java" table:style-name="ce5">
            <text:p>java</text:p>
          </table:table-cell>
          <table:table-cell office:value-type="string" office:string-value="java applets" table:style-name="ce5">
            <text:p>java applets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2];&quot;approval&quot;);0;IF(EXACT([.D42];&quot;draft&quot;);1;IF(EXACT([.D42];&quot;approval&quot;);2;IF(EXACT([.D42];&quot;final&quot;);3;0))))">
            <text:p>2</text:p>
          </table:table-cell>
          <table:table-cell office:value-type="string" office:string-value="see java_kjava" table:style-name="ce5">
            <text:p>see java_kjava</text:p>
          </table:table-cell>
          <table:table-cell/>
        </table:table-row>
        <table:table-row table:style-name="ro1">
          <table:table-cell/>
          <table:table-cell office:value-type="string" office:string-value="1uparrow" table:style-name="ce5">
            <text:p>1up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3];&quot;approval&quot;);0;IF(EXACT([.D43];&quot;draft&quot;);1;IF(EXACT([.D43];&quot;approval&quot;);2;IF(EXACT([.D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1downarrow" table:style-name="ce5">
            <text:p>1downarro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4];&quot;approval&quot;);0;IF(EXACT([.D44];&quot;draft&quot;);1;IF(EXACT([.D44];&quot;approval&quot;);2;IF(EXACT([.D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generic" table:style-name="ce5">
            <text:p>mail_generic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5];&quot;approval&quot;);0;IF(EXACT([.D45];&quot;draft&quot;);1;IF(EXACT([.D45];&quot;approval&quot;);2;IF(EXACT([.D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_broken" table:style-name="ce5">
            <text:p>file_broken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46];&quot;approval&quot;);0;IF(EXACT([.D46];&quot;draft&quot;);1;IF(EXACT([.D46];&quot;approval&quot;);2;IF(EXACT([.D46];&quot;final&quot;);3;0))))">
            <text:p>2</text:p>
          </table:table-cell>
          <table:table-cell office:value-type="string" office:string-value="much based on the latest mime sheet david made" table:style-name="ce7">
            <text:p>much based on the latest mime sheet david made</text:p>
          </table:table-cell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continue" table:style-name="ce5">
            <text:p>continue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7];&quot;approval&quot;);0;IF(EXACT([.D47];&quot;draft&quot;);1;IF(EXACT([.D47];&quot;approval&quot;);2;IF(EXACT([.D47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op" table:style-name="ce5">
            <text:p>stop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48];&quot;approval&quot;);0;IF(EXACT([.D48];&quot;draft&quot;);1;IF(EXACT([.D48];&quot;approval&quot;);2;IF(EXACT([.D48];&quot;final&quot;);3;0))))">
            <text:p>2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into" table:style-name="ce5">
            <text:p>step-into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49];&quot;approval&quot;);0;IF(EXACT([.D49];&quot;draft&quot;);1;IF(EXACT([.D49];&quot;approval&quot;);2;IF(EXACT([.D49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ut" table:style-name="ce5">
            <text:p>step-out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0];&quot;approval&quot;);0;IF(EXACT([.D50];&quot;draft&quot;);1;IF(EXACT([.D50];&quot;approval&quot;);2;IF(EXACT([.D50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step-over" table:style-name="ce5">
            <text:p>step-over</text:p>
          </table:table-cell>
          <table:table-cell office:value-type="string" office:string-value="khtml/ecma/debugger/images" table:style-name="ce5">
            <text:p>khtml/ecma/debugger/images</text:p>
          </table:table-cell>
          <table:table-cell table:style-name="ce1"/>
          <table:table-cell office:value-type="float" office:value="0" table:formula="=IF(ISBLANK([.D51];&quot;approval&quot;);0;IF(EXACT([.D51];&quot;draft&quot;);1;IF(EXACT([.D51];&quot;approval&quot;);2;IF(EXACT([.D51];&quot;final&quot;);3;0))))">
            <text:p>0</text:p>
          </table:table-cell>
          <table:table-cell office:value-type="string" office:string-value="not using icon theme?!" table:style-name="ce5">
            <text:p>not using icon theme?!</text:p>
          </table:table-cell>
          <table:table-cell/>
        </table:table-row>
        <table:table-row table:style-name="ro1">
          <table:table-cell/>
          <table:table-cell office:value-type="string" office:string-value="window_new" table:style-name="ce5">
            <text:p>window_new</text:p>
          </table:table-cell>
          <table:table-cell office:value-type="string" office:string-value="khtml, kate" table:style-name="ce5">
            <text:p>khtml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2];&quot;approval&quot;);0;IF(EXACT([.D52];&quot;draft&quot;);1;IF(EXACT([.D52];&quot;approval&quot;);2;IF(EXACT([.D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ab_new" table:style-name="ce5">
            <text:p>tab_new</text:p>
          </table:table-cell>
          <table:table-cell office:value-type="string" office:string-value="khtml" table:style-name="ce5">
            <text:p>khtml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3];&quot;approval&quot;);0;IF(EXACT([.D53];&quot;draft&quot;);1;IF(EXACT([.D53];&quot;approval&quot;);2;IF(EXACT([.D5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dea" table:style-name="ce5">
            <text:p>idea</text:p>
          </table:table-cell>
          <table:table-cell office:value-type="string" office:string-value="ktip dialog and action" table:style-name="ce5">
            <text:p>ktip dialog and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4];&quot;approval&quot;);0;IF(EXACT([.D54];&quot;draft&quot;);1;IF(EXACT([.D54];&quot;approval&quot;);2;IF(EXACT([.D5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tab bar, javascript error dialog, kross script, actions" table:style-name="ce5">
            <text:p>tab bar, javascript error dialog, kross script, 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5];&quot;approval&quot;);0;IF(EXACT([.D55];&quot;draft&quot;);1;IF(EXACT([.D55];&quot;approval&quot;);2;IF(EXACT([.D5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xapp" table:style-name="ce5">
            <text:p>xapp</text:p>
          </table:table-cell>
          <table:table-cell office:value-type="string" office:string-value="window titles" table:style-name="ce5">
            <text:p>window titles</text:p>
          </table:table-cell>
          <table:table-cell table:style-name="ce1"/>
          <table:table-cell office:value-type="float" office:value="0" table:formula="=IF(ISBLANK([.D56];&quot;approval&quot;);0;IF(EXACT([.D56];&quot;draft&quot;);1;IF(EXACT([.D56];&quot;approval&quot;);2;IF(EXACT([.D56];&quot;final&quot;);3;0))))">
            <text:p>0</text:p>
          </table:table-cell>
          <table:table-cell office:value-type="string" office:string-value="there is X.svg in BOTH actions/ and apps/?" table:style-name="ce5">
            <text:p>there is X.svg in BOTH actions/ and apps/?</text:p>
          </table:table-cell>
          <table:table-cell/>
        </table:table-row>
        <table:table-row table:style-name="ro1">
          <table:table-cell/>
          <table:table-cell office:value-type="string" office:string-value="charset" table:style-name="ce5">
            <text:p>charset</text:p>
          </table:table-cell>
          <table:table-cell office:value-type="string" office:string-value="khtml (encodings)" table:style-name="ce5">
            <text:p>khtml (encodings)</text:p>
          </table:table-cell>
          <table:table-cell table:style-name="ce1"/>
          <table:table-cell office:value-type="float" office:value="0" table:formula="=IF(ISBLANK([.D57];&quot;approval&quot;);0;IF(EXACT([.D57];&quot;draft&quot;);1;IF(EXACT([.D57];&quot;approval&quot;);2;IF(EXACT([.D5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rameprint" table:style-name="ce5">
            <text:p>frameprint</text:p>
          </table:table-cell>
          <table:table-cell office:value-type="string" office:string-value="khtml print" table:style-name="ce5">
            <text:p>khtml 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8];&quot;approval&quot;);0;IF(EXACT([.D58];&quot;draft&quot;);1;IF(EXACT([.D58];&quot;approval&quot;);2;IF(EXACT([.D58];&quot;final&quot;);3;0))))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office:string-value="javascript error dialog, dialog button" table:style-name="ce5">
            <text:p>javascript error dialog, 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59];&quot;approval&quot;);0;IF(EXACT([.D59];&quot;draft&quot;);1;IF(EXACT([.D59];&quot;approval&quot;);2;IF(EXACT([.D5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mages_display" table:style-name="ce5">
            <text:p>images_display</text:p>
          </table:table-cell>
          <table:table-cell office:value-type="string" office:string-value="khtml" table:style-name="ce5">
            <text:p>khtml</text:p>
          </table:table-cell>
          <table:table-cell table:style-name="ce1"/>
          <table:table-cell office:value-type="float" office:value="0" table:formula="=IF(ISBLANK([.D60];&quot;approval&quot;);0;IF(EXACT([.D60];&quot;draft&quot;);1;IF(EXACT([.D60];&quot;approval&quot;);2;IF(EXACT([.D6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load" table:style-name="ce5">
            <text:p>reload</text:p>
          </table:table-cell>
          <table:table-cell office:value-type="string" office:string-value="khtml, kate, print job mgr, printer config" table:style-name="ce5">
            <text:p>khtml, kate, print job mgr, 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1];&quot;approval&quot;);0;IF(EXACT([.D61];&quot;draft&quot;);1;IF(EXACT([.D61];&quot;approval&quot;);2;IF(EXACT([.D6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rint" table:style-name="ce5">
            <text:p>print</text:p>
          </table:table-cell>
          <table:table-cell office:value-type="string" office:string-value="khtml print" table:style-name="ce5">
            <text:p>khtml print</text:p>
          </table:table-cell>
          <table:table-cell table:style-name="ce1"/>
          <table:table-cell office:value-type="float" office:value="0" table:formula="=IF(ISBLANK([.D62];&quot;approval&quot;);0;IF(EXACT([.D62];&quot;draft&quot;);1;IF(EXACT([.D62];&quot;approval&quot;);2;IF(EXACT([.D6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url line edit, file dialog, kprinter" table:style-name="ce5">
            <text:p>url line edit, file dialog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3];&quot;approval&quot;);0;IF(EXACT([.D63];&quot;draft&quot;);1;IF(EXACT([.D63];&quot;approval&quot;);2;IF(EXACT([.D63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bookmark" table:style-name="ce5">
            <text:p>bookmark</text:p>
          </table:table-cell>
          <table:table-cell office:value-type="string" office:string-value="file dialog, kate, edit bookmark action" table:style-name="ce5">
            <text:p>file dialog, kate, edit bookmark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4];&quot;approval&quot;);0;IF(EXACT([.D64];&quot;draft&quot;);1;IF(EXACT([.D64];&quot;approval&quot;);2;IF(EXACT([.D6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" table:style-name="ce5">
            <text:p>configure</text:p>
          </table:table-cell>
          <table:table-cell office:value-type="string" office:string-value="file dialog, properties dialog, kate" table:style-name="ce5">
            <text:p>file dialog, properties dialog, 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5];&quot;approval&quot;);0;IF(EXACT([.D65];&quot;draft&quot;);1;IF(EXACT([.D65];&quot;approval&quot;);2;IF(EXACT([.D6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ssword" table:style-name="ce5">
            <text:p>password</text:p>
          </table:table-cell>
          <table:table-cell office:value-type="string" office:string-value="password dialog" table:style-name="ce5">
            <text:p>password dialog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66];&quot;approval&quot;);0;IF(EXACT([.D66];&quot;draft&quot;);1;IF(EXACT([.D66];&quot;approval&quot;);2;IF(EXACT([.D6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filesave" table:style-name="ce5">
            <text:p>filesave</text:p>
          </table:table-cell>
          <table:table-cell office:value-type="string" office:string-value="download progress, kate, save action" table:style-name="ce5">
            <text:p>download progress, kate, sav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7];&quot;approval&quot;);0;IF(EXACT([.D67];&quot;draft&quot;);1;IF(EXACT([.D67];&quot;approval&quot;);2;IF(EXACT([.D6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unknown" table:style-name="ce5">
            <text:p>unknown</text:p>
          </table:table-cell>
          <table:table-cell office:value-type="string" office:string-value="mimetype dialog" table:style-name="ce5">
            <text:p>mimetyp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8];&quot;approval&quot;);0;IF(EXACT([.D68];&quot;draft&quot;);1;IF(EXACT([.D68];&quot;approval&quot;);2;IF(EXACT([.D6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s_list_add" table:style-name="ce5">
            <text:p>bookmarks_list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69];&quot;approval&quot;);0;IF(EXACT([.D69];&quot;draft&quot;);1;IF(EXACT([.D69];&quot;approval&quot;);2;IF(EXACT([.D6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ookmark_add" table:style-name="ce5">
            <text:p>bookmark_add</text:p>
          </table:table-cell>
          <table:table-cell office:value-type="string" office:string-value="bookmark menu" table:style-name="ce5">
            <text:p>bookmark menu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0];&quot;approval&quot;);0;IF(EXACT([.D70];&quot;draft&quot;);1;IF(EXACT([.D70];&quot;approval&quot;);2;IF(EXACT([.D7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new" table:style-name="ce5">
            <text:p>folder_new</text:p>
          </table:table-cell>
          <table:table-cell office:value-type="string" office:string-value="bookmark menu, file dialog" table:style-name="ce5">
            <text:p>bookmark menu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1];&quot;approval&quot;);0;IF(EXACT([.D71];&quot;draft&quot;);1;IF(EXACT([.D71];&quot;approval&quot;);2;IF(EXACT([.D71];&quot;final&quot;);3;0))))">
            <text:p>2</text:p>
          </table:table-cell>
          <table:table-cell office:value-type="string" office:string-value="needs finalizing of folder.svg?" table:style-name="ce5">
            <text:p>needs finalizing of folder.svg?</text:p>
          </table:table-cell>
          <table:table-cell/>
        </table:table-row>
        <table:table-row table:style-name="ro1">
          <table:table-cell/>
          <table:table-cell office:value-type="string" office:string-value="folder" table:style-name="ce5">
            <text:p>folder</text:p>
          </table:table-cell>
          <table:table-cell office:value-type="string" office:string-value="kboomarkmenu, kdeprint" table:style-name="ce5">
            <text:p>kboomarkmenu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2];&quot;approval&quot;);0;IF(EXACT([.D72];&quot;draft&quot;);1;IF(EXACT([.D72];&quot;approval&quot;);2;IF(EXACT([.D7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humbnail" table:style-name="ce5">
            <text:p>thumbnail</text:p>
          </table:table-cell>
          <table:table-cell office:value-type="string" office:string-value="image previewer, file dialog" table:style-name="ce5">
            <text:p>image previewer, 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3];&quot;approval&quot;);0;IF(EXACT([.D73];&quot;draft&quot;);1;IF(EXACT([.D73];&quot;approval&quot;);2;IF(EXACT([.D7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notification dialog" table:style-name="ce5">
            <text:p>notification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4];&quot;approval&quot;);0;IF(EXACT([.D74];&quot;draft&quot;);1;IF(EXACT([.D74];&quot;approval&quot;);2;IF(EXACT([.D7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older_open" table:style-name="ce5">
            <text:p>folder_open</text:p>
          </table:table-cell>
          <table:table-cell office:value-type="string" office:string-value="url drop list" table:style-name="ce5">
            <text:p>url drop list</text:p>
          </table:table-cell>
          <table:table-cell table:style-name="ce1"/>
          <table:table-cell office:value-type="float" office:value="0" table:formula="=IF(ISBLANK([.D75];&quot;approval&quot;);0;IF(EXACT([.D75];&quot;draft&quot;);1;IF(EXACT([.D75];&quot;approval&quot;);2;IF(EXACT([.D7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edit" table:style-name="ce5">
            <text:p>edit</text:p>
          </table:table-cell>
          <table:table-cell office:value-type="string" office:string-value="file dialog speedbar, kate" table:style-name="ce5">
            <text:p>file dialog speedbar, 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76];&quot;approval&quot;);0;IF(EXACT([.D76];&quot;draft&quot;);1;IF(EXACT([.D76];&quot;approval&quot;);2;IF(EXACT([.D76];&quot;final&quot;);3;0))))">
            <text:p>2</text:p>
          </table:table-cell>
          <table:table-cell/>
          <table:table-cell office:value-type="string" office:string-value="pinheiro" table:style-name="ce7">
            <text:p>pinheiro</text:p>
          </table:table-cell>
        </table:table-row>
        <table:table-row table:style-name="ro1">
          <table:table-cell/>
          <table:table-cell office:value-type="string" office:string-value="editdelete" table:style-name="ce5">
            <text:p>editdelete</text:p>
          </table:table-cell>
          <table:table-cell office:value-type="string" office:string-value="file dialog, kdeprint" table:style-name="ce5">
            <text:p>file dialog, kdeprin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7];&quot;approval&quot;);0;IF(EXACT([.D77];&quot;draft&quot;);1;IF(EXACT([.D77];&quot;approval&quot;);2;IF(EXACT([.D7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dittrash" table:style-name="ce5">
            <text:p>edittrash</text:p>
          </table:table-cell>
          <table:table-cell office:value-type="string" office:string-value="file dialog, print job mgr" table:style-name="ce5">
            <text:p>file dialog, print job mgr</text:p>
          </table:table-cell>
          <table:table-cell table:style-name="ce1"/>
          <table:table-cell office:value-type="float" office:value="0" table:formula="=IF(ISBLANK([.D78];&quot;approval&quot;);0;IF(EXACT([.D78];&quot;draft&quot;);1;IF(EXACT([.D78];&quot;approval&quot;);2;IF(EXACT([.D78];&quot;final&quot;);3;0))))">
            <text:p>0</text:p>
          </table:table-cell>
          <table:table-cell office:value-type="string" office:string-value="should we just replace this with the trash can from filesystem/? (think so (pinheiro))" table:style-name="ce5">
            <text:p>should we just replace this with the trash can from filesystem/? (think so (pinheiro))</text:p>
          </table:table-cell>
          <table:table-cell table:number-columns-repeated="2"/>
        </table:table-row>
        <table:table-row table:style-name="ro1">
          <table:table-cell/>
          <table:table-cell office:value-type="string" office:string-value="view_multicolumn" table:style-name="ce5">
            <text:p>view_multicolumn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79];&quot;approval&quot;);0;IF(EXACT([.D79];&quot;draft&quot;);1;IF(EXACT([.D79];&quot;approval&quot;);2;IF(EXACT([.D7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detailed" table:style-name="ce5">
            <text:p>view_detailed</text:p>
          </table:table-cell>
          <table:table-cell office:value-type="string" office:string-value="file dialog" table:style-name="ce5">
            <text:p>file dialo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0];&quot;approval&quot;);0;IF(EXACT([.D80];&quot;draft&quot;);1;IF(EXACT([.D80];&quot;approval&quot;);2;IF(EXACT([.D8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bold" table:style-name="ce5">
            <text:p>text_bol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1];&quot;approval&quot;);0;IF(EXACT([.D81];&quot;draft&quot;);1;IF(EXACT([.D81];&quot;approval&quot;);2;IF(EXACT([.D8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italic" table:style-name="ce5">
            <text:p>text_italic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2];&quot;approval&quot;);0;IF(EXACT([.D82];&quot;draft&quot;);1;IF(EXACT([.D82];&quot;approval&quot;);2;IF(EXACT([.D8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under" table:style-name="ce5">
            <text:p>text_und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3];&quot;approval&quot;);0;IF(EXACT([.D83];&quot;draft&quot;);1;IF(EXACT([.D83];&quot;approval&quot;);2;IF(EXACT([.D8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text_strike" table:style-name="ce5">
            <text:p>text_strik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4];&quot;approval&quot;);0;IF(EXACT([.D84];&quot;draft&quot;);1;IF(EXACT([.D84];&quot;approval&quot;);2;IF(EXACT([.D8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_text" table:style-name="ce5">
            <text:p>view_tex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5];&quot;approval&quot;);0;IF(EXACT([.D85];&quot;draft&quot;);1;IF(EXACT([.D85];&quot;approval&quot;);2;IF(EXACT([.D8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lorize" table:style-name="ce5">
            <text:p>colorize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6];&quot;approval&quot;);0;IF(EXACT([.D86];&quot;draft&quot;);1;IF(EXACT([.D86];&quot;approval&quot;);2;IF(EXACT([.D8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rame_edit" table:style-name="ce5">
            <text:p>frame_edit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7];&quot;approval&quot;);0;IF(EXACT([.D87];&quot;draft&quot;);1;IF(EXACT([.D87];&quot;approval&quot;);2;IF(EXACT([.D87];&quot;final&quot;);3;0))))">
            <text:p>0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rightjust" table:style-name="ce5">
            <text:p>rightjus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88];&quot;approval&quot;);0;IF(EXACT([.D88];&quot;draft&quot;);1;IF(EXACT([.D88];&quot;approval&quot;);2;IF(EXACT([.D8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urce" table:style-name="ce5">
            <text:p>source</text:p>
          </table:table-cell>
          <table:table-cell office:value-type="string" office:string-value="kate" table:style-name="ce5">
            <text:p>kate</text:p>
          </table:table-cell>
          <table:table-cell table:style-name="ce1"/>
          <table:table-cell office:value-type="float" office:value="0" table:formula="=IF(ISBLANK([.D89];&quot;approval&quot;);0;IF(EXACT([.D89];&quot;draft&quot;);1;IF(EXACT([.D89];&quot;approval&quot;);2;IF(EXACT([.D89];&quot;final&quot;);3;0))))">
            <text:p>0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key_enter" table:style-name="ce5">
            <text:p>key_enter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0];&quot;approval&quot;);0;IF(EXACT([.D90];&quot;draft&quot;);1;IF(EXACT([.D90];&quot;approval&quot;);2;IF(EXACT([.D9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nect_established" table:style-name="ce5">
            <text:p>connect_established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1];&quot;approval&quot;);0;IF(EXACT([.D91];&quot;draft&quot;);1;IF(EXACT([.D91];&quot;approval&quot;);2;IF(EXACT([.D9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indent" table:style-name="ce5">
            <text:p>inden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92];&quot;approval&quot;);0;IF(EXACT([.D92];&quot;draft&quot;);1;IF(EXACT([.D92];&quot;approval&quot;);2;IF(EXACT([.D92];&quot;final&quot;);3;0))))">
            <text:p>2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unindent" table:style-name="ce5">
            <text:p>uninden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10">
            <text:p>approval</text:p>
          </table:table-cell>
          <table:table-cell office:value-type="float" office:value="2" table:formula="=IF(ISBLANK([.D93];&quot;approval&quot;);0;IF(EXACT([.D93];&quot;draft&quot;);1;IF(EXACT([.D93];&quot;approval&quot;);2;IF(EXACT([.D93];&quot;final&quot;);3;0))))">
            <text:p>2</text:p>
          </table:table-cell>
          <table:table-cell/>
          <table:table-cell office:value-type="string" office:string-value="pinheiro" table:style-name="ce5">
            <text:p>pinheiro</text:p>
          </table:table-cell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4];&quot;approval&quot;);0;IF(EXACT([.D94];&quot;draft&quot;);1;IF(EXACT([.D94];&quot;approval&quot;);2;IF(EXACT([.D9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-" table:style-name="ce5">
            <text:p>viewmag-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5];&quot;approval&quot;);0;IF(EXACT([.D95];&quot;draft&quot;);1;IF(EXACT([.D95];&quot;approval&quot;);2;IF(EXACT([.D9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viewmag" table:style-name="ce5">
            <text:p>viewmag</text:p>
          </table:table-cell>
          <table:table-cell office:value-type="string" office:string-value="actions" table:style-name="ce5">
            <text:p>actions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6];&quot;approval&quot;);0;IF(EXACT([.D96];&quot;draft&quot;);1;IF(EXACT([.D96];&quot;approval&quot;);2;IF(EXACT([.D9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ort" table:style-name="ce5">
            <text:p>sort</text:p>
          </table:table-cell>
          <table:table-cell office:value-type="string" office:string-value="kate" table:style-name="ce5">
            <text:p>kate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7];&quot;approval&quot;);0;IF(EXACT([.D97];&quot;draft&quot;);1;IF(EXACT([.D97];&quot;approval&quot;);2;IF(EXACT([.D9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ter" table:style-name="ce5">
            <text:p>filter</text:p>
          </table:table-cell>
          <table:table-cell office:value-type="string" office:string-value="kate, kprinter" table:style-name="ce5">
            <text:p>kate, 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8];&quot;approval&quot;);0;IF(EXACT([.D98];&quot;draft&quot;);1;IF(EXACT([.D98];&quot;approval&quot;);2;IF(EXACT([.D9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ok" table:style-name="ce5">
            <text:p>ok</text:p>
          </table:table-cell>
          <table:table-cell office:value-type="string" office:string-value="kate, knewstuff" table:style-name="ce5">
            <text:p>kate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99];&quot;approval&quot;);0;IF(EXACT([.D99];&quot;draft&quot;);1;IF(EXACT([.D99];&quot;approval&quot;);2;IF(EXACT([.D9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deprint_uploadsmb" table:style-name="ce5">
            <text:p>kdeprint_uploadsmb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0];&quot;approval&quot;);0;IF(EXACT([.D100];&quot;draft&quot;);1;IF(EXACT([.D100];&quot;approval&quot;);2;IF(EXACT([.D10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port" table:style-name="ce5">
            <text:p>kdeprint_report</text:p>
          </table:table-cell>
          <table:table-cell office:value-type="string" office:string-value="cups config (printing)" table:style-name="ce5">
            <text:p>cups config (printing)</text:p>
          </table:table-cell>
          <table:table-cell table:style-name="ce1"/>
          <table:table-cell office:value-type="float" office:value="0" table:formula="=IF(ISBLANK([.D101];&quot;approval&quot;);0;IF(EXACT([.D101];&quot;draft&quot;);1;IF(EXACT([.D101];&quot;approval&quot;);2;IF(EXACT([.D10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filefind" table:style-name="ce5">
            <text:p>filefin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2];&quot;approval&quot;);0;IF(EXACT([.D102];&quot;draft&quot;);1;IF(EXACT([.D102];&quot;approval&quot;);2;IF(EXACT([.D10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preview, print job mgr" table:style-name="ce5">
            <text:p>print preview, print job mg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3];&quot;approval&quot;);0;IF(EXACT([.D103];&quot;draft&quot;);1;IF(EXACT([.D103];&quot;approval&quot;);2;IF(EXACT([.D10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wizard" table:style-name="ce5">
            <text:p>wizard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4];&quot;approval&quot;);0;IF(EXACT([.D104];&quot;draft&quot;);1;IF(EXACT([.D104];&quot;approval&quot;);2;IF(EXACT([.D10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help" table:style-name="ce5">
            <text:p>help</text:p>
          </table:table-cell>
          <table:table-cell office:value-type="string" office:string-value="kprinter" table:style-name="ce5">
            <text:p>kprinter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5];&quot;approval&quot;);0;IF(EXACT([.D105];&quot;draft&quot;);1;IF(EXACT([.D105];&quot;approval&quot;);2;IF(EXACT([.D10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un" table:style-name="ce5">
            <text:p>run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6];&quot;approval&quot;);0;IF(EXACT([.D106];&quot;draft&quot;);1;IF(EXACT([.D106];&quot;approval&quot;);2;IF(EXACT([.D106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history" table:style-name="ce5">
            <text:p>history</text:p>
          </table:table-cell>
          <table:table-cell office:value-type="string" office:string-value="print job mgr, knewstuff" table:style-name="ce5">
            <text:p>print job mgr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07];&quot;approval&quot;);0;IF(EXACT([.D107];&quot;draft&quot;);1;IF(EXACT([.D107];&quot;approval&quot;);2;IF(EXACT([.D10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ersonal" table:style-name="ce5">
            <text:p>personal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8];&quot;approval&quot;);0;IF(EXACT([.D108];&quot;draft&quot;);1;IF(EXACT([.D108];&quot;approval&quot;);2;IF(EXACT([.D10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" table:style-name="ce5">
            <text:p>kdeprint_printer</text:p>
          </table:table-cell>
          <table:table-cell office:value-type="string" office:string-value="print job mgr" table:style-name="ce5">
            <text:p>print job mgr</text:p>
          </table:table-cell>
          <table:table-cell table:style-name="ce1"/>
          <table:table-cell office:value-type="float" office:value="0" table:formula="=IF(ISBLANK([.D109];&quot;approval&quot;);0;IF(EXACT([.D109];&quot;draft&quot;);1;IF(EXACT([.D109];&quot;approval&quot;);2;IF(EXACT([.D109];&quot;final&quot;);3;0))))">
            <text:p>0</text:p>
          </table:table-cell>
          <table:table-cell office:value-type="string" office:string-value="why is this different from printer?" table:style-name="ce5">
            <text:p>why is this different from printer?</text:p>
          </table:table-cell>
          <table:table-cell/>
        </table:table-row>
        <table:table-row table:style-name="ro1">
          <table:table-cell/>
          <table:table-cell office:value-type="string" office:string-value="document" table:style-name="ce5">
            <text:p>document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0];&quot;approval&quot;);0;IF(EXACT([.D110];&quot;draft&quot;);1;IF(EXACT([.D110];&quot;approval&quot;);2;IF(EXACT([.D11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view_change" table:style-name="ce5">
            <text:p>view_chang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1];&quot;approval&quot;);0;IF(EXACT([.D111];&quot;draft&quot;);1;IF(EXACT([.D111];&quot;approval&quot;);2;IF(EXACT([.D11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state" table:style-name="ce5">
            <text:p>kdeprint_printstate</text:p>
          </table:table-cell>
          <table:table-cell office:value-type="string" office:string-value="kdeprint" table:style-name="ce5">
            <text:p>kdeprint</text:p>
          </table:table-cell>
          <table:table-cell table:style-name="ce1"/>
          <table:table-cell office:value-type="float" office:value="0" table:formula="=IF(ISBLANK([.D112];&quot;approval&quot;);0;IF(EXACT([.D112];&quot;draft&quot;);1;IF(EXACT([.D112];&quot;approval&quot;);2;IF(EXACT([.D11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enableprinter" table:style-name="ce5">
            <text:p>kdeprint_enable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3];&quot;approval&quot;);0;IF(EXACT([.D113];&quot;draft&quot;);1;IF(EXACT([.D113];&quot;approval&quot;);2;IF(EXACT([.D113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4];&quot;approval&quot;);0;IF(EXACT([.D114];&quot;draft&quot;);1;IF(EXACT([.D114];&quot;approval&quot;);2;IF(EXACT([.D114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queuestate" table:style-name="ce5">
            <text:p>kdeprint_queuestate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5];&quot;approval&quot;);0;IF(EXACT([.D115];&quot;draft&quot;);1;IF(EXACT([.D115];&quot;approval&quot;);2;IF(EXACT([.D115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stopprinter" table:style-name="ce5">
            <text:p>kdeprint_stopprinter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16];&quot;approval&quot;);0;IF(EXACT([.D116];&quot;draft&quot;);1;IF(EXACT([.D116];&quot;approval&quot;);2;IF(EXACT([.D116];&quot;final&quot;);3;0))))">
            <text:p>2</text:p>
          </table:table-cell>
          <table:table-cell office:value-type="string" office:string-value="wrong name in theme or?" table:style-name="ce5">
            <text:p>wrong name in theme or?</text:p>
          </table:table-cell>
          <table:table-cell/>
        </table:table-row>
        <table:table-row table:style-name="ro1">
          <table:table-cell/>
          <table:table-cell office:value-type="string" office:string-value="kdeprint_addprinter" table:style-name="ce5">
            <text:p>kdeprint_add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7];&quot;approval&quot;);0;IF(EXACT([.D117];&quot;draft&quot;);1;IF(EXACT([.D117];&quot;approval&quot;);2;IF(EXACT([.D11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addpseudo" table:style-name="ce5">
            <text:p>kdeprint_addpseudo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8];&quot;approval&quot;);0;IF(EXACT([.D118];&quot;draft&quot;);1;IF(EXACT([.D118];&quot;approval&quot;);2;IF(EXACT([.D118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hard" table:style-name="ce5">
            <text:p>kdeprint_defaulthard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19];&quot;approval&quot;);0;IF(EXACT([.D119];&quot;draft&quot;);1;IF(EXACT([.D119];&quot;approval&quot;);2;IF(EXACT([.D119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defaultsoft" table:style-name="ce5">
            <text:p>kdeprint_defaultsoft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0];&quot;approval&quot;);0;IF(EXACT([.D120];&quot;draft&quot;);1;IF(EXACT([.D120];&quot;approval&quot;);2;IF(EXACT([.D120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testprinter" table:style-name="ce5">
            <text:p>kdeprint_testprinte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1];&quot;approval&quot;);0;IF(EXACT([.D121];&quot;draft&quot;);1;IF(EXACT([.D121];&quot;approval&quot;);2;IF(EXACT([.D121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mgr" table:style-name="ce5">
            <text:p>kdeprint_configmgr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2];&quot;approval&quot;);0;IF(EXACT([.D122];&quot;draft&quot;);1;IF(EXACT([.D122];&quot;approval&quot;);2;IF(EXACT([.D122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restartsrv" table:style-name="ce5">
            <text:p>kdeprint_restart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3];&quot;approval&quot;);0;IF(EXACT([.D123];&quot;draft&quot;);1;IF(EXACT([.D123];&quot;approval&quot;);2;IF(EXACT([.D12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configsrv" table:style-name="ce5">
            <text:p>kdeprint_configsrv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4];&quot;approval&quot;);0;IF(EXACT([.D124];&quot;draft&quot;);1;IF(EXACT([.D124];&quot;approval&quot;);2;IF(EXACT([.D124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kdeprint_printer_infos" table:style-name="ce5">
            <text:p>kdeprint_printer_info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5];&quot;approval&quot;);0;IF(EXACT([.D125];&quot;draft&quot;);1;IF(EXACT([.D125];&quot;approval&quot;);2;IF(EXACT([.D125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network" table:style-name="ce5">
            <text:p>network</text:p>
          </table:table-cell>
          <table:table-cell office:value-type="string" office:string-value="printer config" table:style-name="ce5">
            <text:p>printer config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6];&quot;approval&quot;);0;IF(EXACT([.D126];&quot;draft&quot;);1;IF(EXACT([.D126];&quot;approval&quot;);2;IF(EXACT([.D12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ackage_utilities" table:style-name="ce5">
            <text:p>package_utilities</text:p>
          </table:table-cell>
          <table:table-cell office:value-type="string" office:string-value="printer config" table:style-name="ce5">
            <text:p>printer config</text:p>
          </table:table-cell>
          <table:table-cell table:style-name="ce1"/>
          <table:table-cell office:value-type="float" office:value="0" table:formula="=IF(ISBLANK([.D127];&quot;approval&quot;);0;IF(EXACT([.D127];&quot;draft&quot;);1;IF(EXACT([.D127];&quot;approval&quot;);2;IF(EXACT([.D12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player_play" table:style-name="ce5">
            <text:p>player_play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8];&quot;approval&quot;);0;IF(EXACT([.D128];&quot;draft&quot;);1;IF(EXACT([.D128];&quot;approval&quot;);2;IF(EXACT([.D12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player_stop" table:style-name="ce5">
            <text:p>player_stop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29];&quot;approval&quot;);0;IF(EXACT([.D129];&quot;draft&quot;);1;IF(EXACT([.D129];&quot;approval&quot;);2;IF(EXACT([.D12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import" table:style-name="ce5">
            <text:p>fileimport</text:p>
          </table:table-cell>
          <table:table-cell office:value-type="string" office:string-value="kross script" table:style-name="ce5">
            <text:p>kross script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0];&quot;approval&quot;);0;IF(EXACT([.D130];&quot;draft&quot;);1;IF(EXACT([.D130];&quot;approval&quot;);2;IF(EXACT([.D13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ewstuff" table:style-name="ce5">
            <text:p>knewstuff</text:p>
          </table:table-cell>
          <table:table-cell office:value-type="string" office:string-value="kross script, knewstuff" table:style-name="ce5">
            <text:p>kross script, knewstuff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1];&quot;approval&quot;);0;IF(EXACT([.D131];&quot;draft&quot;);1;IF(EXACT([.D131];&quot;approval&quot;);2;IF(EXACT([.D131];&quot;final&quot;);3;0))))">
            <text:p>2</text:p>
          </table:table-cell>
          <table:table-cell office:value-type="string" office:string-value="looks a lot like bookmarks icon?" table:style-name="ce5">
            <text:p>looks a lot like bookmarks icon?</text:p>
          </table:table-cell>
          <table:table-cell/>
        </table:table-row>
        <table:table-row table:style-name="ro1">
          <table:table-cell/>
          <table:table-cell office:value-type="string" office:string-value="filenew" table:style-name="ce5">
            <text:p>filenew</text:p>
          </table:table-cell>
          <table:table-cell office:value-type="string" office:string-value="new action" table:style-name="ce5">
            <text:p>n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2];&quot;approval&quot;);0;IF(EXACT([.D132];&quot;draft&quot;);1;IF(EXACT([.D132];&quot;approval&quot;);2;IF(EXACT([.D13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open" table:style-name="ce5">
            <text:p>fileopen</text:p>
          </table:table-cell>
          <table:table-cell office:value-type="string" office:string-value="open action" table:style-name="ce5">
            <text:p>open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3];&quot;approval&quot;);0;IF(EXACT([.D133];&quot;draft&quot;);1;IF(EXACT([.D133];&quot;approval&quot;);2;IF(EXACT([.D13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saveas" table:style-name="ce5">
            <text:p>filesaveas</text:p>
          </table:table-cell>
          <table:table-cell office:value-type="string" office:string-value="save as action" table:style-name="ce5">
            <text:p>save a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4];&quot;approval&quot;);0;IF(EXACT([.D134];&quot;draft&quot;);1;IF(EXACT([.D134];&quot;approval&quot;);2;IF(EXACT([.D13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revert" table:style-name="ce5">
            <text:p>revert</text:p>
          </table:table-cell>
          <table:table-cell office:value-type="string" office:string-value="revert file action" table:style-name="ce5">
            <text:p>revert fil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5];&quot;approval&quot;);0;IF(EXACT([.D135];&quot;draft&quot;);1;IF(EXACT([.D135];&quot;approval&quot;);2;IF(EXACT([.D13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close" table:style-name="ce5">
            <text:p>fileclose</text:p>
          </table:table-cell>
          <table:table-cell office:value-type="string" office:string-value="close action" table:style-name="ce5">
            <text:p>clos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6];&quot;approval&quot;);0;IF(EXACT([.D136];&quot;draft&quot;);1;IF(EXACT([.D136];&quot;approval&quot;);2;IF(EXACT([.D13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print" table:style-name="ce5">
            <text:p>fileprint</text:p>
          </table:table-cell>
          <table:table-cell office:value-type="string" office:string-value="print action" table:style-name="ce5">
            <text:p>prin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7];&quot;approval&quot;);0;IF(EXACT([.D137];&quot;draft&quot;);1;IF(EXACT([.D137];&quot;approval&quot;);2;IF(EXACT([.D137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lequickprint" table:style-name="ce5">
            <text:p>filequickprint</text:p>
          </table:table-cell>
          <table:table-cell office:value-type="string" office:string-value="print preview action" table:style-name="ce5">
            <text:p>print preview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8];&quot;approval&quot;);0;IF(EXACT([.D138];&quot;draft&quot;);1;IF(EXACT([.D138];&quot;approval&quot;);2;IF(EXACT([.D13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mail_send" table:style-name="ce5">
            <text:p>mail_send</text:p>
          </table:table-cell>
          <table:table-cell office:value-type="string" office:string-value="email action" table:style-name="ce5">
            <text:p>email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39];&quot;approval&quot;);0;IF(EXACT([.D139];&quot;draft&quot;);1;IF(EXACT([.D139];&quot;approval&quot;);2;IF(EXACT([.D13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exit" table:style-name="ce5">
            <text:p>exit</text:p>
          </table:table-cell>
          <table:table-cell office:value-type="string" office:string-value="quit action" table:style-name="ce5">
            <text:p>quit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0];&quot;approval&quot;);0;IF(EXACT([.D140];&quot;draft&quot;);1;IF(EXACT([.D140];&quot;approval&quot;);2;IF(EXACT([.D14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home" table:style-name="ce5">
            <text:p>gohome</text:p>
          </table:table-cell>
          <table:table-cell office:value-type="string" office:string-value="home action" table:style-name="ce5">
            <text:p>hom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1];&quot;approval&quot;);0;IF(EXACT([.D141];&quot;draft&quot;);1;IF(EXACT([.D141];&quot;approval&quot;);2;IF(EXACT([.D141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goto" table:style-name="ce5">
            <text:p>goto</text:p>
          </table:table-cell>
          <table:table-cell office:value-type="string" office:string-value="go to page action" table:style-name="ce5">
            <text:p>go to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2];&quot;approval&quot;);0;IF(EXACT([.D142];&quot;draft&quot;);1;IF(EXACT([.D142];&quot;approval&quot;);2;IF(EXACT([.D14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start" table:style-name="ce5">
            <text:p>start</text:p>
          </table:table-cell>
          <table:table-cell office:value-type="string" office:string-value="first page action" table:style-name="ce5">
            <text:p>fir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3];&quot;approval&quot;);0;IF(EXACT([.D143];&quot;draft&quot;);1;IF(EXACT([.D143];&quot;approval&quot;);2;IF(EXACT([.D143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finish" table:style-name="ce5">
            <text:p>finish</text:p>
          </table:table-cell>
          <table:table-cell office:value-type="string" office:string-value="last page action" table:style-name="ce5">
            <text:p>last page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4];&quot;approval&quot;);0;IF(EXACT([.D144];&quot;draft&quot;);1;IF(EXACT([.D144];&quot;approval&quot;);2;IF(EXACT([.D144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shortcuts" table:style-name="ce5">
            <text:p>configure_shortcuts</text:p>
          </table:table-cell>
          <table:table-cell office:value-type="string" office:string-value="config shortcuts action" table:style-name="ce5">
            <text:p>config shortcut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5];&quot;approval&quot;);0;IF(EXACT([.D145];&quot;draft&quot;);1;IF(EXACT([.D145];&quot;approval&quot;);2;IF(EXACT([.D145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configure_toolbars" table:style-name="ce5">
            <text:p>configure_toolbars</text:p>
          </table:table-cell>
          <table:table-cell office:value-type="string" office:string-value="config toolbars action" table:style-name="ce5">
            <text:p>config toolbar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6];&quot;approval&quot;);0;IF(EXACT([.D146];&quot;draft&quot;);1;IF(EXACT([.D146];&quot;approval&quot;);2;IF(EXACT([.D146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knotify" table:style-name="ce5">
            <text:p>knotify</text:p>
          </table:table-cell>
          <table:table-cell office:value-type="string" office:string-value="config notifications action" table:style-name="ce5">
            <text:p>config notifications action</text:p>
          </table:table-cell>
          <table:table-cell table:style-name="ce1"/>
          <table:table-cell office:value-type="float" office:value="0" table:formula="=IF(ISBLANK([.D147];&quot;approval&quot;);0;IF(EXACT([.D147];&quot;draft&quot;);1;IF(EXACT([.D147];&quot;approval&quot;);2;IF(EXACT([.D147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contexthelp" table:style-name="ce5">
            <text:p>contexthelp</text:p>
          </table:table-cell>
          <table:table-cell office:value-type="string" office:string-value="whats this action" table:style-name="ce5">
            <text:p>whats this acti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8];&quot;approval&quot;);0;IF(EXACT([.D148];&quot;draft&quot;);1;IF(EXACT([.D148];&quot;approval&quot;);2;IF(EXACT([.D148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ok" table:style-name="ce5">
            <text:p>button_ok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49];&quot;approval&quot;);0;IF(EXACT([.D149];&quot;draft&quot;);1;IF(EXACT([.D149];&quot;approval&quot;);2;IF(EXACT([.D149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button_cancel" table:style-name="ce5">
            <text:p>button_cancel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0];&quot;approval&quot;);0;IF(EXACT([.D150];&quot;draft&quot;);1;IF(EXACT([.D150];&quot;approval&quot;);2;IF(EXACT([.D150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pply" table:style-name="ce5">
            <text:p>apply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1];&quot;approval&quot;);0;IF(EXACT([.D151];&quot;draft&quot;);1;IF(EXACT([.D151];&quot;approval&quot;);2;IF(EXACT([.D151];&quot;final&quot;);3;0))))">
            <text:p>2</text:p>
          </table:table-cell>
          <table:table-cell office:value-type="string" office:string-value="another checkmark! heh. how many do we have?" table:style-name="ce5">
            <text:p>another checkmark! heh. how many do we have?</text:p>
          </table:table-cell>
          <table:table-cell/>
        </table:table-row>
        <table:table-row table:style-name="ro1">
          <table:table-cell/>
          <table:table-cell office:value-type="string" office:string-value="find" table:style-name="ce5">
            <text:p>find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2];&quot;approval&quot;);0;IF(EXACT([.D152];&quot;draft&quot;);1;IF(EXACT([.D152];&quot;approval&quot;);2;IF(EXACT([.D152];&quot;final&quot;);3;0))))">
            <text:p>2</text:p>
          </table:table-cell>
          <table:table-cell/>
        </table:table-row>
        <table:table-row table:style-name="ro1">
          <table:table-cell/>
          <table:table-cell office:value-type="string" office:string-value="add" table:style-name="ce5">
            <text:p>add</text:p>
          </table:table-cell>
          <table:table-cell office:value-type="string" office:string-value="dialog button" table:style-name="ce5">
            <text:p>dialog button</text:p>
          </table:table-cell>
          <table:table-cell table:style-name="ce11"/>
          <table:table-cell office:value-type="float" office:value="0" table:formula="=IF(ISBLANK([.D153];&quot;approval&quot;);0;IF(EXACT([.D153];&quot;draft&quot;);1;IF(EXACT([.D153];&quot;approval&quot;);2;IF(EXACT([.D153];&quot;final&quot;);3;0))))">
            <text:p>0</text:p>
          </table:table-cell>
          <table:table-cell/>
        </table:table-row>
        <table:table-row table:style-name="ro1">
          <table:table-cell/>
          <table:table-cell office:value-type="string" office:string-value="remove" table:style-name="ce5">
            <text:p>remove</text:p>
          </table:table-cell>
          <table:table-cell office:value-type="string" office:string-value="dialog button" table:style-name="ce5">
            <text:p>dialog button</text:p>
          </table:table-cell>
          <table:table-cell office:value-type="string" office:string-value="approval" table:style-name="ce5">
            <text:p>approval</text:p>
          </table:table-cell>
          <table:table-cell office:value-type="float" office:value="2" table:formula="=IF(ISBLANK([.D154];&quot;approval&quot;);0;IF(EXACT([.D154];&quot;draft&quot;);1;IF(EXACT([.D154];&quot;approval&quot;);2;IF(EXACT([.D154];&quot;final&quot;);3;0))))">
            <text:p>2</text:p>
          </table:table-cell>
          <table:table-cell/>
        </table:table-row>
        <table:table-row table:style-name="ro1">
          <table:table-cell table:style-name="ce12"/>
          <table:table-cell table:number-columns-repeated="2"/>
          <table:table-cell table:style-name="ce1"/>
          <table:table-cell/>
        </table:table-row>
      </table:table>
      <table:table table:name="Sheet2" table:style-name="ta1">
        <table:table-column table:style-name="co9" table:default-cell-style-name="ce1"/>
        <table:table-row table:style-name="ro1">
          <table:table-cell/>
        </table:table-row>
      </table:table>
      <table:table table:name="Sheet3" table:style-name="ta1">
        <table:table-column table:style-name="co9" table:default-cell-style-name="ce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7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family="Bitstream Vera Sans" fo:font-size="7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family="Bitstream Vera Sans" fo:font-size="7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 beta 1</meta:generator>
    <meta:initial-creator>Aaron Seigo</meta:initial-creator>
    <meta:editing-cycles>11</meta:editing-cycles>
    <meta:creation-date>2006-12-28T11:04:59</meta:creation-date>
    <dc:date>2007-01-10T00:36:24</dc:date>
    <dc:creator>David Vignoni</dc:creator>
  </office:meta>
</office:document-meta>
</file>